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, 'Arial Unicode MS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style:font-name="宋体" officeooo:paragraph-rsid="0011a929" style:letter-kerning="true" style:font-name-asian="宋体" style:font-name-complex="宋体" style:language-complex="ar" style:country-complex="none"/>
    </style:style>
    <style:style style:name="P2" style:family="paragraph" style:parent-style-name="Standard">
      <style:paragraph-properties fo:orphans="2" fo:widows="2"/>
      <style:text-properties style:font-name="宋体" fo:font-size="10.5pt" officeooo:paragraph-rsid="0011a929" style:letter-kerning="true" style:font-name-asian="宋体" style:font-size-asian="10.5pt" style:font-name-complex="宋体" style:font-size-complex="10.5pt" style:language-complex="ar" style:country-complex="none"/>
    </style:style>
    <style:style style:name="P3" style:family="paragraph" style:parent-style-name="Standard">
      <style:text-properties style:font-name="宋体" fo:font-size="10pt" officeooo:paragraph-rsid="0011a929" style:font-name-asian="宋体" style:font-size-asian="10pt" style:font-name-complex="宋体" style:font-size-complex="10pt"/>
    </style:style>
    <style:style style:name="P4" style:family="paragraph" style:parent-style-name="Standard">
      <style:paragraph-properties fo:orphans="2" fo:widows="2"/>
      <style:text-properties officeooo:paragraph-rsid="0011a929"/>
    </style:style>
    <style:style style:name="P5" style:family="paragraph" style:parent-style-name="Standard">
      <style:text-properties fo:font-size="10pt" officeooo:paragraph-rsid="0011a929" style:font-size-asian="10pt" style:font-size-complex="10pt"/>
    </style:style>
    <style:style style:name="P6" style:family="paragraph" style:parent-style-name="Standard">
      <style:text-properties fo:color="#ff0000" officeooo:paragraph-rsid="0011a929"/>
    </style:style>
    <style:style style:name="P7" style:family="paragraph" style:parent-style-name="Standard">
      <style:text-properties fo:font-size="10.5pt" officeooo:paragraph-rsid="0011a929" style:font-size-asian="10.5pt" style:font-size-complex="10.5pt"/>
    </style:style>
    <style:style style:name="P8" style:family="paragraph" style:parent-style-name="Standard">
      <style:text-properties fo:font-size="10.5pt" officeooo:paragraph-rsid="0011a929" style:font-name-asian="宋体" style:font-size-asian="10.5pt" style:font-size-complex="10.5pt"/>
    </style:style>
    <style:style style:name="P9" style:family="paragraph" style:parent-style-name="Standard">
      <style:text-properties officeooo:paragraph-rsid="0011a929"/>
    </style:style>
    <style:style style:name="P10" style:family="paragraph" style:parent-style-name="Standard">
      <style:paragraph-properties fo:orphans="2" fo:widows="2" fo:background-color="#ffffff">
        <style:background-image/>
      </style:paragraph-properties>
      <style:text-properties fo:color="#c5000b" style:font-name="宋体" fo:font-size="10.5pt" officeooo:paragraph-rsid="0011a929" style:letter-kerning="true" style:font-name-asian="宋体" style:font-size-asian="10.5pt" style:font-name-complex="宋体" style:font-size-complex="10.5pt" style:language-complex="ar" style:country-complex="none"/>
    </style:style>
    <style:style style:name="P11" style:family="paragraph" style:parent-style-name="Standard">
      <style:paragraph-properties fo:orphans="2" fo:widows="2" fo:background-color="#ffffff">
        <style:background-image/>
      </style:paragraph-properties>
      <style:text-properties fo:color="#c5000b" style:font-name="宋体" fo:font-size="10.5pt" officeooo:rsid="00011b27" officeooo:paragraph-rsid="0011a929" style:letter-kerning="true" style:font-name-asian="宋体" style:font-size-asian="10.5pt" style:font-name-complex="宋体" style:font-size-complex="10.5pt" style:language-complex="ar" style:country-complex="none"/>
    </style:style>
    <style:style style:name="P12" style:family="paragraph" style:parent-style-name="Standard">
      <style:paragraph-properties fo:margin-left="0in" fo:margin-right="0in" fo:text-indent="0.3335in" style:auto-text-indent="false"/>
      <style:text-properties officeooo:paragraph-rsid="0011a929"/>
    </style:style>
    <style:style style:name="P13" style:family="paragraph" style:parent-style-name="HTML_20_Preformatted">
      <style:paragraph-properties fo:margin-left="0in" fo:margin-right="0in" fo:orphans="2" fo:widows="2" fo:text-indent="0.3335in" style:auto-text-indent="false"/>
      <style:text-properties fo:color="#ff0000" fo:font-size="10.5pt" officeooo:paragraph-rsid="0011a929" style:font-size-asian="10.5pt" style:font-size-complex="10.5pt"/>
    </style:style>
    <style:style style:name="P14" style:family="paragraph" style:parent-style-name="HTML_20_Preformatted">
      <style:paragraph-properties fo:margin-left="0in" fo:margin-right="0in" fo:orphans="2" fo:widows="2" fo:text-indent="0.3335in" style:auto-text-indent="false"/>
      <style:text-properties officeooo:paragraph-rsid="0011a929"/>
    </style:style>
    <style:style style:name="P15" style:family="paragraph" style:parent-style-name="HTML_20_Preformatted">
      <style:paragraph-properties fo:margin-left="0in" fo:margin-right="0in" fo:orphans="2" fo:widows="2" fo:text-indent="0.3335in" style:auto-text-indent="false"/>
      <style:text-properties fo:font-size="10pt" officeooo:paragraph-rsid="0011a929" style:font-size-asian="10pt" style:font-size-complex="10pt"/>
    </style:style>
    <style:style style:name="P16" style:family="paragraph" style:parent-style-name="Standard">
      <style:paragraph-properties fo:margin-left="0in" fo:margin-right="0in" fo:text-indent="0.4862in" style:auto-text-indent="false"/>
      <style:text-properties style:font-name="宋体" fo:font-size="9pt" officeooo:paragraph-rsid="0011a929" style:font-name-asian="宋体" style:font-size-asian="9pt" style:font-name-complex="宋体" style:font-size-complex="9pt"/>
    </style:style>
    <style:style style:name="P17" style:family="paragraph" style:parent-style-name="Standard">
      <style:paragraph-properties fo:margin-left="0.4862in" fo:margin-right="0in" fo:text-indent="0.4862in" style:auto-text-indent="false"/>
      <style:text-properties fo:color="#ff0000" officeooo:paragraph-rsid="0011a929"/>
    </style:style>
    <style:style style:name="P18" style:family="paragraph" style:parent-style-name="HTML_20_Preformatted">
      <style:paragraph-properties fo:margin-left="0in" fo:margin-right="0in" fo:orphans="2" fo:widows="2" fo:text-indent="0in" style:auto-text-indent="false"/>
      <style:text-properties officeooo:paragraph-rsid="0011a929"/>
    </style:style>
    <style:style style:name="P19" style:family="paragraph" style:parent-style-name="HTML_20_Preformatted">
      <style:paragraph-properties fo:orphans="2" fo:widows="2"/>
      <style:text-properties officeooo:paragraph-rsid="0011a929"/>
    </style:style>
    <style:style style:name="P20" style:family="paragraph" style:parent-style-name="HTML_20_Preformatted">
      <style:paragraph-properties fo:orphans="2" fo:widows="2"/>
      <style:text-properties fo:font-size="10pt" officeooo:paragraph-rsid="0011a929" style:font-size-asian="10pt" style:font-size-complex="10pt"/>
    </style:style>
    <style:style style:name="P21" style:family="paragraph" style:parent-style-name="HTML_20_Preformatted">
      <style:paragraph-properties fo:orphans="2" fo:widows="2"/>
      <style:text-properties fo:font-size="9pt" officeooo:paragraph-rsid="0011a929" style:font-size-asian="9pt" style:font-size-complex="9pt"/>
    </style:style>
    <style:style style:name="P22" style:family="paragraph" style:parent-style-name="HTML_20_Preformatted">
      <style:paragraph-properties fo:orphans="2" fo:widows="2"/>
      <style:text-properties fo:color="#ff0000" fo:font-size="9pt" fo:font-weight="bold" officeooo:paragraph-rsid="0011a929" style:font-size-asian="9pt" style:font-weight-asian="bold" style:font-size-complex="9pt" style:font-weight-complex="bold"/>
    </style:style>
    <style:style style:name="P23" style:family="paragraph" style:parent-style-name="HTML_20_Preformatted">
      <style:paragraph-properties fo:orphans="2" fo:widows="2"/>
      <style:text-properties fo:color="#ff0000" fo:font-size="10.5pt" officeooo:paragraph-rsid="0011a929" style:font-size-asian="10.5pt" style:font-size-complex="10.5pt"/>
    </style:style>
    <style:style style:name="P24" style:family="paragraph" style:parent-style-name="HTML_20_Preformatted">
      <style:paragraph-properties fo:orphans="2" fo:widows="2"/>
      <style:text-properties fo:color="#ff0000" fo:font-size="10pt" officeooo:paragraph-rsid="0011a929" style:font-size-asian="10pt" style:font-size-complex="10pt"/>
    </style:style>
    <style:style style:name="P25" style:family="paragraph" style:parent-style-name="HTML_20_Preformatted">
      <style:paragraph-properties fo:orphans="2" fo:widows="2"/>
      <style:text-properties fo:color="#0f243e" fo:font-size="10pt" officeooo:paragraph-rsid="0011a929" style:font-size-asian="10pt" style:font-size-complex="10pt"/>
    </style:style>
    <style:style style:name="P26" style:family="paragraph" style:parent-style-name="HTML_20_Preformatted">
      <style:paragraph-properties fo:orphans="2" fo:widows="2"/>
      <style:text-properties fo:font-size="10.5pt" officeooo:paragraph-rsid="0011a929" style:font-size-asian="10.5pt" style:font-size-complex="10.5pt"/>
    </style:style>
    <style:style style:name="P27" style:family="paragraph" style:parent-style-name="HTML_20_Preformatted">
      <style:paragraph-properties fo:margin-left="0in" fo:margin-right="0in" fo:orphans="2" fo:widows="2" fo:text-indent="0.278in" style:auto-text-indent="false"/>
      <style:text-properties fo:font-size="10pt" officeooo:paragraph-rsid="0011a929" style:font-size-asian="10pt" style:font-size-complex="10pt"/>
    </style:style>
    <style:style style:name="P28" style:family="paragraph" style:parent-style-name="Preformatted_20_Text">
      <style:paragraph-properties fo:orphans="2" fo:widows="2"/>
      <style:text-properties fo:color="#0f243e" fo:font-size="10pt" officeooo:paragraph-rsid="0018a9b4" style:font-size-asian="10pt" style:font-size-complex="10pt"/>
    </style:style>
    <style:style style:name="P29" style:family="paragraph" style:parent-style-name="Standard" style:list-style-name="WW8Num4">
      <style:paragraph-properties>
        <style:tab-stops>
          <style:tab-stop style:position="0.2953in"/>
        </style:tab-stops>
      </style:paragraph-properties>
      <style:text-properties style:font-name="宋体" officeooo:paragraph-rsid="0011a929" style:font-name-asian="宋体" style:font-name-complex="宋体"/>
    </style:style>
    <style:style style:name="P30" style:family="paragraph" style:parent-style-name="Standard" style:list-style-name="WW8Num5">
      <style:paragraph-properties>
        <style:tab-stops>
          <style:tab-stop style:position="0.2953in"/>
        </style:tab-stops>
      </style:paragraph-properties>
      <style:text-properties style:font-name="宋体" fo:font-size="9pt" officeooo:paragraph-rsid="0011a929" style:font-name-asian="宋体" style:font-size-asian="9pt" style:font-name-complex="宋体" style:font-size-complex="9pt"/>
    </style:style>
    <style:style style:name="P31" style:family="paragraph" style:parent-style-name="Standard" style:list-style-name="WW8Num6">
      <style:paragraph-properties>
        <style:tab-stops>
          <style:tab-stop style:position="0.2953in"/>
        </style:tab-stops>
      </style:paragraph-properties>
      <style:text-properties officeooo:paragraph-rsid="0011a929"/>
    </style:style>
    <style:style style:name="P32" style:family="paragraph" style:parent-style-name="Standard">
      <style:text-properties fo:font-size="10.5pt" officeooo:paragraph-rsid="0011a929" style:font-name-asian="宋体" style:font-size-asian="10.5pt" style:font-size-complex="10.5pt"/>
    </style:style>
    <style:style style:name="P33" style:family="paragraph" style:parent-style-name="Standard">
      <style:text-properties fo:font-size="10.5pt" officeooo:rsid="003c0697" officeooo:paragraph-rsid="003c0697" style:font-name-asian="宋体" style:font-size-asian="10.5pt" style:font-size-complex="10.5pt"/>
    </style:style>
    <style:style style:name="P34" style:family="paragraph" style:parent-style-name="Standard">
      <style:text-properties fo:font-size="10.5pt" officeooo:rsid="003c0697" officeooo:paragraph-rsid="004cd268" style:font-name-asian="宋体" style:font-size-asian="10.5pt" style:font-size-complex="10.5pt"/>
    </style:style>
    <style:style style:name="P35" style:family="paragraph" style:parent-style-name="Standard">
      <style:text-properties officeooo:paragraph-rsid="00530aa8"/>
    </style:style>
    <style:style style:name="P36" style:family="paragraph" style:parent-style-name="Standard">
      <style:text-properties officeooo:paragraph-rsid="004cd268"/>
    </style:style>
    <style:style style:name="P37" style:family="paragraph" style:parent-style-name="Standard">
      <style:paragraph-properties fo:margin-left="0in" fo:margin-right="0in" fo:text-indent="0.4862in" style:auto-text-indent="false"/>
      <style:text-properties style:font-name="宋体" fo:font-size="9pt" officeooo:paragraph-rsid="0011a929" style:font-name-asian="宋体" style:font-size-asian="9pt" style:font-name-complex="宋体" style:font-size-complex="9pt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font-name="宋体" fo:font-size="9pt" officeooo:paragraph-rsid="0011a929" style:font-name-asian="宋体" style:font-size-asian="9pt" style:font-name-complex="宋体" style:font-size-complex="9pt"/>
    </style:style>
    <style:style style:name="P39" style:family="paragraph" style:parent-style-name="Heading_20_2" style:list-style-name="WW8Num3">
      <style:paragraph-properties fo:margin-left="0in" fo:margin-right="0in" fo:text-align="justify" style:justify-single-word="false" fo:text-indent="0in" style:auto-text-indent="false">
        <style:tab-stops>
          <style:tab-stop style:position="0in"/>
          <style:tab-stop style:position="0.2953in"/>
        </style:tab-stops>
      </style:paragraph-properties>
      <style:text-properties officeooo:paragraph-rsid="0011a929"/>
    </style:style>
    <style:style style:name="P40" style:family="paragraph" style:parent-style-name="Heading_20_2" style:list-style-name="WW8Num3">
      <style:paragraph-properties fo:margin-left="0in" fo:margin-right="0in" fo:text-indent="0in" style:auto-text-indent="false">
        <style:tab-stops>
          <style:tab-stop style:position="0in"/>
          <style:tab-stop style:position="0.2953in"/>
        </style:tab-stops>
      </style:paragraph-properties>
      <style:text-properties officeooo:paragraph-rsid="0011a929"/>
    </style:style>
    <style:style style:name="P41" style:family="paragraph" style:parent-style-name="Heading_20_2" style:list-style-name="WW8Num3">
      <style:paragraph-properties fo:margin-left="0in" fo:margin-right="0in" fo:text-indent="0in" style:auto-text-indent="false">
        <style:tab-stops>
          <style:tab-stop style:position="0in"/>
          <style:tab-stop style:position="0.2953in"/>
          <style:tab-stop style:position="0.5835in"/>
        </style:tab-stops>
      </style:paragraph-properties>
      <style:text-properties officeooo:paragraph-rsid="0011a929"/>
    </style:style>
    <style:style style:name="P42" style:family="paragraph" style:parent-style-name="HTML_20_Preformatted" style:list-style-name="WW8Num4">
      <style:paragraph-properties fo:orphans="2" fo:widows="2">
        <style:tab-stops>
          <style:tab-stop style:position="0.2953in"/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11a929"/>
    </style:style>
    <style:style style:name="P43" style:family="paragraph" style:parent-style-name="HTML_20_Preformatted" style:list-style-name="WW8Num4">
      <style:paragraph-properties fo:orphans="2" fo:widows="2">
        <style:tab-stops>
          <style:tab-stop style:position="0.2953in"/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0pt" officeooo:paragraph-rsid="0011a929" style:font-size-asian="10pt" style:font-size-complex="10pt"/>
    </style:style>
    <style:style style:name="P44" style:family="paragraph" style:parent-style-name="HTML_20_Preformatted" style:list-style-name="WW8Num4">
      <style:paragraph-properties fo:orphans="2" fo:widows="2">
        <style:tab-stops>
          <style:tab-stop style:position="0.2953in"/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1c1b10" fo:font-size="10pt" officeooo:paragraph-rsid="0011a929" style:font-size-asian="10pt" style:font-size-complex="10pt"/>
    </style:style>
    <style:style style:name="P45" style:family="paragraph" style:parent-style-name="HTML_20_Preformatted">
      <style:paragraph-properties fo:orphans="2" fo:widows="2"/>
      <style:text-properties fo:color="#0f243e" fo:font-size="10pt" officeooo:paragraph-rsid="0011a929" style:font-size-asian="10pt" style:font-size-complex="10pt"/>
    </style:style>
    <style:style style:name="P46" style:family="paragraph" style:parent-style-name="Heading_20_1" style:master-page-name="Standard">
      <style:paragraph-properties style:page-number="auto">
        <style:tab-stops/>
      </style:paragraph-properties>
      <style:text-properties officeooo:paragraph-rsid="0011a929"/>
    </style:style>
    <style:style style:name="P47" style:family="paragraph" style:parent-style-name="Preformatted_20_Text">
      <style:paragraph-properties fo:orphans="2" fo:widows="2"/>
      <style:text-properties fo:color="#0f243e" fo:font-size="10pt" officeooo:paragraph-rsid="0011a929" style:font-size-asian="10pt" style:font-size-complex="10pt"/>
    </style:style>
    <style:style style:name="P48" style:family="paragraph" style:parent-style-name="Preformatted_20_Text">
      <style:text-properties fo:font-size="10.5pt" officeooo:rsid="003c0697" officeooo:paragraph-rsid="004cd268" style:font-name-asian="宋体" style:font-size-asian="10.5pt" style:font-size-complex="10.5pt"/>
    </style:style>
    <style:style style:name="P49" style:family="paragraph" style:parent-style-name="Preformatted_20_Text">
      <style:text-properties officeooo:paragraph-rsid="004cd268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433717" style:font-size-asian="10.5pt" style:font-size-complex="10.5pt"/>
    </style:style>
    <style:style style:name="T3" style:family="text">
      <style:text-properties fo:font-size="10.5pt" officeooo:rsid="003c0697" style:font-size-asian="10.5pt" style:font-size-complex="10.5pt"/>
    </style:style>
    <style:style style:name="T4" style:family="text">
      <style:text-properties fo:font-size="10.5pt" style:font-name-asian="Liberation Serif1" style:font-size-asian="10.5pt" style:font-name-complex="Liberation Serif1" style:font-size-complex="10.5pt"/>
    </style:style>
    <style:style style:name="T5" style:family="text">
      <style:text-properties style:font-name-complex="宋体"/>
    </style:style>
    <style:style style:name="T6" style:family="text">
      <style:text-properties style:font-name="宋体" style:letter-kerning="true" style:font-name-asian="宋体" style:font-name-complex="宋体" style:language-complex="ar" style:country-complex="none"/>
    </style:style>
    <style:style style:name="T7" style:family="text">
      <style:text-properties style:font-name="宋体" fo:font-size="10.5pt" style:letter-kerning="true" style:font-name-asian="宋体" style:font-size-asian="10.5pt" style:font-name-complex="宋体" style:font-size-complex="10.5pt" style:language-complex="ar" style:country-complex="none"/>
    </style:style>
    <style:style style:name="T8" style:family="text">
      <style:text-properties style:font-name="宋体" fo:font-size="10.5pt" officeooo:rsid="00011b27" style:letter-kerning="true" style:font-name-asian="宋体" style:font-size-asian="10.5pt" style:font-name-complex="宋体" style:font-size-complex="10.5pt" style:language-complex="ar" style:country-complex="none"/>
    </style:style>
    <style:style style:name="T9" style:family="text">
      <style:text-properties style:font-name="宋体" fo:font-size="10pt" style:font-name-asian="宋体" style:font-size-asian="10pt" style:font-name-complex="宋体" style:font-size-complex="10pt"/>
    </style:style>
    <style:style style:name="T10" style:family="text">
      <style:text-properties officeooo:rsid="00011b27"/>
    </style:style>
    <style:style style:name="T11" style:family="text">
      <style:text-properties fo:color="#ff0000"/>
    </style:style>
    <style:style style:name="T12" style:family="text">
      <style:text-properties fo:color="#ff0000" fo:font-size="10.5pt" style:font-size-asian="10.5pt" style:font-size-complex="10.5pt"/>
    </style:style>
    <style:style style:name="T13" style:family="text">
      <style:text-properties fo:color="#ff0000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ff0000" fo:font-size="10pt" fo:font-weight="bold" officeooo:rsid="00011b27" style:font-size-asian="10pt" style:font-weight-asian="bold" style:font-size-complex="10pt" style:font-weight-complex="bold"/>
    </style:style>
    <style:style style:name="T15" style:family="text">
      <style:text-properties fo:color="#ff0000" fo:font-size="10pt" style:font-size-asian="10pt" style:font-size-complex="10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font-name-asian="Liberation Serif1" style:font-name-complex="Liberation Serif1"/>
    </style:style>
    <style:style style:name="T18" style:family="text">
      <style:text-properties fo:font-size="11pt" style:font-name-asian="Liberation Serif1" style:font-size-asian="11pt" style:font-name-complex="Liberation Serif1" style:font-size-complex="11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color="#4c4c4c" fo:font-size="10pt" style:font-size-asian="10pt" style:font-size-complex="10pt"/>
    </style:style>
    <style:style style:name="T22" style:family="text">
      <style:text-properties fo:color="#1c1b10" fo:font-size="10pt" style:font-size-asian="10pt" style:font-size-complex="10pt"/>
    </style:style>
    <style:style style:name="T23" style:family="text">
      <style:text-properties fo:color="#0f243e" fo:font-size="10pt" style:font-size-asian="10pt" style:font-size-complex="10pt"/>
    </style:style>
    <style:style style:name="T24" style:family="text">
      <style:text-properties fo:font-size="7.5pt" style:font-size-asian="7.5pt" style:font-size-complex="7.5pt"/>
    </style:style>
    <style:style style:name="T25" style:family="text">
      <style:text-properties officeooo:rsid="00433717"/>
    </style:style>
    <style:style style:name="T26" style:family="text">
      <style:text-properties officeooo:rsid="006248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047876604632931999" text:style-name="WW8Num1">
        <text:list-item>
          <text:h text:style-name="P46" text:outline-level="1">Tethering模块学习总结</text:h>
        </text:list-item>
      </text:list>
      <text:p text:style-name="P9"/>
      <text:list xml:id="list6635357706470643464" text:style-name="WW8Num3">
        <text:list-item>
          <text:p text:style-name="P39">界面展示(app层)</text:p>
        </text:list-item>
      </text:list>
      <text:p text:style-name="P13">/packages/apps/Settings/src/com/android/settings/TetherSettings.java</text:p>
      <text:p text:style-name="P14"/>
      <text:p text:style-name="P14">在设置界面点击Wireless &amp;networks-&gt;More-&gt;Tethering &amp; Mobile Hotspot进入Tethering&amp;Mobile Hotspot界面。</text:p>
      <text:p text:style-name="P18"/>
      <text:p text:style-name="P19">对应的java文件为<text:span text:style-name="T5">TetherSettings.java，布局文件在资源文件res/xml/</text:span>tether_prefs.xml中，采用preference布局，所以需要关注两个重要函数。</text:p>
      <text:p text:style-name="P19"/>
      <text:p text:style-name="P1">public boolean onPreferenceChange(Preference preference, Object value)</text:p>
      <text:p text:style-name="P1">第一个参数表示发生改变的preference，第二个参数表示是否写入sharedPreference。当preference元素发生改变时，触发该事件。</text:p>
      <text:p text:style-name="P1">public boolean onPreferenceTreeClick(Preference preference)</text:p>
      <text:p text:style-name="P1">当preference发生点击事件时，触发该事件。</text:p>
      <text:p text:style-name="P1"/>
      <text:p text:style-name="P4"><text:span text:style-name="T6">当点击USB tethering和Bluetooth tethering这两个SwitchPreference时，处理流程进入onPreferenceTreeClick中，通过比较传进来的preference，调用</text:span><text:span text:style-name="T7">startTethering(TETHERING_USB); startTethering(TETHERING_BLUETOOTH);</text:span></text:p>
      <text:p text:style-name="P2"/>
      <text:p text:style-name="P10">不同项目这个文件不一样，在<text:span text:style-name="T10">/packages/apps/Settings/res/xml/tether_prefs.xml中加载</text:span></text:p>
      <text:p text:style-name="P11">vendor/bbry/wlan/common/packages/apps/Settings/java/com/blackberry/settings/MhsSettings.java（AthenaP项目）</text:p>
      <text:p text:style-name="P4"><text:span text:style-name="T7">当点击Mobile Hotspot</text:span><text:span text:style-name="T8">(查看)</text:span><text:span text:style-name="T7">时，进入</text:span><text:span text:style-name="T6">onPreferenceChange方法中，显示弹出提示wifi关闭对话框，最后调用startTethering(TETHERING_WIFI);</text:span></text:p>
      <text:p text:style-name="P1"/>
      <text:p text:style-name="P4"><text:span text:style-name="T6">三种网络共享方式都是调用startTethering方法，最终调用ConnectivityManager.</text:span>startTethering方法。</text:p>
      <text:p text:style-name="P19"><text:s/>mCm.startTethering(choice, true, mStartTetheringCallback, mHandler);</text:p>
      <text:p text:style-name="P19"/>
      <text:list xml:id="list202253303047074" text:continue-numbering="true" text:style-name="WW8Num3">
        <text:list-item>
          <text:p text:style-name="P40">处理流程(frameworks层)</text:p>
        </text:list-item>
      </text:list>
      <text:list xml:id="list1476138950550260302" text:style-name="WW8Num4">
        <text:list-item>
          <text:p text:style-name="P29">ConnectivityManager</text:p>
        </text:list-item>
      </text:list>
      <text:p text:style-name="P14"><text:span text:style-name="T12">/</text:span><text:a xlink:type="simple" xlink:href="http://opengrok.tcl-mobile.com/Avengers/xref/frameworks/">frameworks</text:a><text:span text:style-name="T12">/</text:span><text:a xlink:type="simple" xlink:href="http://opengrok.tcl-mobile.com/Avengers/xref/frameworks/base/">base</text:a><text:span text:style-name="T12">/</text:span><text:a xlink:type="simple" xlink:href="http://opengrok.tcl-mobile.com/Avengers/xref/frameworks/base/core/">core</text:a><text:span text:style-name="T12">/</text:span><text:a xlink:type="simple" xlink:href="http://opengrok.tcl-mobile.com/Avengers/xref/frameworks/base/core/java/">java</text:a><text:span text:style-name="T12">/</text:span><text:a xlink:type="simple" xlink:href="http://opengrok.tcl-mobile.com/Avengers/xref/frameworks/base/core/java/android/">android</text:a><text:span text:style-name="T12">/</text:span><text:a xlink:type="simple" xlink:href="http://opengrok.tcl-mobile.com/Avengers/xref/frameworks/base/core/java/android/net/">net</text:a><text:span text:style-name="T12">/</text:span><text:a xlink:type="simple" xlink:href="http://opengrok.tcl-mobile.com/Avengers/xref/frameworks/base/core/java/android/net/ConnectivityManager.java">ConnectivityManager.java</text:a></text:p>
      <text:p text:style-name="P9"/>
      <text:p text:style-name="P19"><text:s/>在startTethering方法中，调用mService.startTethering(type, wrappedCallback, showProvisioningUi);，发现mService类型为IConnectivityManager，这里用到了android里面的aidl通信机制，定义在IConnectivityManager.aidl文件中，实现在/frameworks/base/services/core/java/com/android/server/ConnectivityService.java中，所以在ConnectivityManager中的调用相当如调用的是ConnectivityService.java中的startTethering方法。</text:p>
      <text:list xml:id="list202253118210210" text:continue-numbering="true" text:style-name="WW8Num4">
        <text:list-item>
          <text:p text:style-name="P42">ConnectivityService</text:p>
        </text:list-item>
      </text:list>
      <text:p text:style-name="P14"><text:span text:style-name="T12">/</text:span><text:a xlink:type="simple" xlink:href="http://opengrok.tcl-mobile.com/Avengers/xref/frameworks/">frameworks</text:a><text:span text:style-name="T12">/</text:span><text:a xlink:type="simple" xlink:href="http://opengrok.tcl-mobile.com/Avengers/xref/frameworks/base/">base</text:a><text:span text:style-name="T12">/</text:span><text:a xlink:type="simple" xlink:href="http://opengrok.tcl-mobile.com/Avengers/xref/frameworks/base/services/">services</text:a><text:span text:style-name="T12">/</text:span><text:a xlink:type="simple" xlink:href="http://opengrok.tcl-mobile.com/Avengers/xref/frameworks/base/services/core/">core</text:a><text:span text:style-name="T12">/</text:span><text:a xlink:type="simple" xlink:href="http://opengrok.tcl-mobile.com/Avengers/xref/frameworks/base/services/core/java/">java</text:a><text:span text:style-name="T12">/</text:span><text:a xlink:type="simple" xlink:href="http://opengrok.tcl-mobile.com/Avengers/xref/frameworks/base/services/core/java/com/">com</text:a><text:span text:style-name="T12">/</text:span><text:a xlink:type="simple" xlink:href="http://opengrok.tcl-mobile.com/Avengers/xref/frameworks/base/services/core/java/com/android/">android</text:a><text:span text:style-name="T12">/</text:span><text:a xlink:type="simple" xlink:href="http://opengrok.tcl-mobile.com/Avengers/xref/frameworks/base/services/core/java/com/android/server/">server</text:a><text:span text:style-name="T12">/</text:span><text:a xlink:type="simple" xlink:href="http://opengrok.tcl-mobile.com/Avengers/xref/frameworks/base/services/core/java/com/android/server/ConnectivityService.java">ConnectivityService.java</text:a></text:p>
      <text:p text:style-name="P19"/>
      <text:p text:style-name="P19"><text:s text:c="3"/><text:span text:style-name="T16"><text:s/>public void startTethering(int type, ResultReceiver receiver,</text:span></text:p>
      <text:p text:style-name="P20"><text:s text:c="12"/>boolean showProvisioningUi) {</text:p>
      <text:p text:style-name="P20"><text:s text:c="8"/>ConnectivityManager.enforceTetherChangePermission(mContext);</text:p>
      <text:p text:style-name="P20"><text:soft-page-break/><text:s text:c="8"/>if (!isTetheringSupported()) {</text:p>
      <text:p text:style-name="P20"><text:s text:c="12"/>receiver.send(ConnectivityManager.TETHER_ERROR_UNSUPPORTED, null);</text:p>
      <text:p text:style-name="P20"><text:s text:c="12"/>return;</text:p>
      <text:p text:style-name="P20"><text:s text:c="8"/>}</text:p>
      <text:p text:style-name="P20"><text:s text:c="8"/>mTethering.startTethering(type, receiver, showProvisioningUi);</text:p>
      <text:p text:style-name="P20"><text:s text:c="4"/>}</text:p>
      <text:p text:style-name="P19"/>
      <text:p text:style-name="P19">ConnectivityService中的startTethering方法最终调用Tethering中的startTethering方法</text:p>
      <text:list xml:id="list202252272848984" text:continue-numbering="true" text:style-name="WW8Num4">
        <text:list-item>
          <text:p text:style-name="P42">Tethering</text:p>
        </text:list-item>
      </text:list>
      <text:p text:style-name="P14"><text:span text:style-name="T12">/</text:span><text:a xlink:type="simple" xlink:href="http://opengrok.tcl-mobile.com/Avengers/xref/frameworks/">frameworks</text:a><text:span text:style-name="T12">/</text:span><text:a xlink:type="simple" xlink:href="http://opengrok.tcl-mobile.com/Avengers/xref/frameworks/base/">base</text:a><text:span text:style-name="T12">/</text:span><text:a xlink:type="simple" xlink:href="http://opengrok.tcl-mobile.com/Avengers/xref/frameworks/base/services/">services</text:a><text:span text:style-name="T12">/</text:span><text:a xlink:type="simple" xlink:href="http://opengrok.tcl-mobile.com/Avengers/xref/frameworks/base/services/core/">core</text:a><text:span text:style-name="T12">/</text:span><text:a xlink:type="simple" xlink:href="http://opengrok.tcl-mobile.com/Avengers/xref/frameworks/base/services/core/java/">java</text:a><text:span text:style-name="T12">/</text:span><text:a xlink:type="simple" xlink:href="http://opengrok.tcl-mobile.com/Avengers/xref/frameworks/base/services/core/java/com/">com</text:a><text:span text:style-name="T12">/</text:span><text:a xlink:type="simple" xlink:href="http://opengrok.tcl-mobile.com/Avengers/xref/frameworks/base/services/core/java/com/android/">android</text:a><text:span text:style-name="T12">/</text:span><text:a xlink:type="simple" xlink:href="http://opengrok.tcl-mobile.com/Avengers/xref/frameworks/base/services/core/java/com/android/server/">server</text:a><text:span text:style-name="T12">/</text:span><text:a xlink:type="simple" xlink:href="http://opengrok.tcl-mobile.com/Avengers/xref/frameworks/base/services/core/java/com/android/server/connectivity/">connectivity</text:a><text:span text:style-name="T12">/</text:span><text:a xlink:type="simple" xlink:href="http://opengrok.tcl-mobile.com/Avengers/xref/frameworks/base/services/core/java/com/android/server/connectivity/Tethering.java">Tethering.java</text:a></text:p>
      <text:p text:style-name="P19"/>
      <text:p text:style-name="P19">1. <text:s text:c="6"/>Mercury /Krypton上action在我们这里的关键问题：</text:p>
      <text:p text:style-name="P19"><text:s text:c="2"/><text:span text:style-name="T16">public void startTethering(int type, ResultReceiver receiver,</text:span></text:p>
      <text:p text:style-name="P20"><text:s text:c="12"/>boolean showProvisioningUi) {</text:p>
      <text:p text:style-name="P20"><text:s text:c="8"/>if (!isTetherProvisioningRequired()) {</text:p>
      <text:p text:style-name="P20"><text:s text:c="12"/>enableTetheringInternal(type, true, receiver);</text:p>
      <text:p text:style-name="P20"><text:s text:c="12"/>return;</text:p>
      <text:p text:style-name="P20"><text:s text:c="8"/>}</text:p>
      <text:p text:style-name="P20"/>
      <text:p text:style-name="P20"><text:s text:c="8"/>if (showProvisioningUi) {</text:p>
      <text:p text:style-name="P20"><text:s text:c="12"/>runUiTetherProvisioningAndEnable(type, receiver);</text:p>
      <text:p text:style-name="P20"><text:s text:c="8"/>} else {</text:p>
      <text:p text:style-name="P20"><text:s text:c="12"/>runSilentTetherProvisioningAndEnable(type, receiver);</text:p>
      <text:p text:style-name="P20"><text:s text:c="8"/>}</text:p>
      <text:p text:style-name="P27">}</text:p>
      <text:p text:style-name="P27"/>
      <text:p text:style-name="P27"/>
      <text:p text:style-name="P19"><text:span text:style-name="T16">在startTethering里面最终调用</text:span> enableTetheringInternal方法</text:p>
      <text:p text:style-name="P9"><text:span text:style-name="T17"><text:s/></text:span><text:span text:style-name="T18"><text:s/></text:span><text:span text:style-name="T9">private void enableTetheringInternal(int type, boolean enable, ResultReceiver receiver) {</text:span></text:p>
      <text:p text:style-name="P3"><text:s text:c="8"/>boolean isProvisioningRequired = enable &amp;&amp; isTetherProvisioningRequired();</text:p>
      <text:p text:style-name="P3"><text:s text:c="8"/>int result;</text:p>
      <text:p text:style-name="P3"><text:s text:c="8"/>switch (type) {</text:p>
      <text:p text:style-name="P3"><text:s text:c="12"/>case ConnectivityManager.TETHERING_WIFI:</text:p>
      <text:p text:style-name="P3"><text:s text:c="16"/>result = setWifiTethering(enable);</text:p>
      <text:p text:style-name="P3"><text:s text:c="16"/>if (isProvisioningRequired &amp;&amp; result == ConnectivityManager.TETHER_ERROR_NO_ERROR) {</text:p>
      <text:p text:style-name="P3"><text:s text:c="20"/>scheduleProvisioningRechecks(type);</text:p>
      <text:p text:style-name="P3"><text:s text:c="16"/>}</text:p>
      <text:p text:style-name="P3"/>
      <text:p text:style-name="P3">1. <text:s text:c="6"/>Mercury /Krypton上action在我们这里的关键问题：</text:p>
      <text:p text:style-name="P3"><text:s text:c="16"/>sendTetherResult(receiver, result);</text:p>
      <text:p text:style-name="P3"><text:s text:c="16"/>break;</text:p>
      <text:p text:style-name="P3"><text:s text:c="12"/>case ConnectivityManager.TETHERING_USB:</text:p>
      <text:p text:style-name="P3"><text:s text:c="16"/>result = setUsbTethering(enable);</text:p>
      <text:p text:style-name="P3"><text:s text:c="16"/>if (isProvisioningRequired &amp;&amp; result == ConnectivityManager.TETHER_ERROR_NO_ERROR) {</text:p>
      <text:p text:style-name="P3"><text:s text:c="20"/>scheduleProvisioningRechecks(type);</text:p>
      <text:p text:style-name="P3"><text:s text:c="16"/>}</text:p>
      <text:p text:style-name="P3"><text:s text:c="16"/>sendTetherResult(receiver, result);</text:p>
      <text:p text:style-name="P3"><text:s text:c="16"/>break;</text:p>
      <text:p text:style-name="P3"><text:s text:c="12"/>case ConnectivityManager.TETHERING_BLUETOOTH:</text:p>
      <text:p text:style-name="P3"><text:s text:c="16"/>setBluetoothTethering(enable, receiver);</text:p>
      <text:p text:style-name="P3"><text:s text:c="16"/>break;</text:p>
      <text:p text:style-name="P3"><text:s text:c="12"/>default:</text:p>
      <text:p text:style-name="P3"><text:s text:c="16"/>Log.w(TAG, "Invalid tether type.");</text:p>
      <text:p text:style-name="P3"><text:s text:c="16"/>sendTetherResult(receiver, ConnectivityManager.TETHER_ERROR_UNKNOWN_IFACE);</text:p>
      <text:p text:style-name="P3"><text:soft-page-break/><text:s text:c="8"/>}</text:p>
      <text:p text:style-name="P3"><text:s text:c="4"/>}</text:p>
      <text:p text:style-name="P9"/>
      <text:p text:style-name="P4"/>
      <text:p text:style-name="P14">该方法中3个重要方法：</text:p>
      <text:p text:style-name="P14"><text:tab/>wifi共享setWifiTethering</text:p>
      <text:p text:style-name="P14"><text:tab/>Usb共享setUsbTethering</text:p>
      <text:p text:style-name="P14"><text:tab/>蓝牙共享setBluetoothTethering</text:p>
      <text:p text:style-name="P14"/>
      <text:p text:style-name="P15">private int setWifiTethering(final boolean enable) {</text:p>
      <text:p text:style-name="P15"><text:s text:c="8"/>synchronized (mPublicSync) {</text:p>
      <text:p text:style-name="P15"><text:s text:c="12"/>mWifiTetherRequested = enable;</text:p>
      <text:p text:style-name="P15"><text:s text:c="12"/>final WifiManager wifiManager =</text:p>
      <text:p text:style-name="P15"><text:s text:c="20"/>(WifiManager) mContext.getSystemService(Context.WIFI_SERVICE);</text:p>
      <text:p text:style-name="P14"><text:span text:style-name="T16"><text:s text:c="12"/>if (</text:span><text:span text:style-name="T13">wifiManager</text:span><text:span text:style-name="T15">.</text:span><text:span text:style-name="T14">startSoftAp</text:span><text:span text:style-name="T16">(null /* use existing wifi config */, enable)) {</text:span></text:p>
      <text:p text:style-name="P15"><text:s text:c="16"/>return ConnectivityManager.TETHER_ERROR_NO_ERROR;</text:p>
      <text:p text:style-name="P15"><text:s text:c="12"/>}</text:p>
      <text:p text:style-name="P15"><text:s text:c="12"/>return ConnectivityManager.TETHER_ERROR_MASTER_ERROR;</text:p>
      <text:p text:style-name="P15"><text:s text:c="8"/>}</text:p>
      <text:p text:style-name="P15"><text:s text:c="4"/>}</text:p>
      <text:list xml:id="list202252336811962" text:continue-numbering="true" text:style-name="WW8Num4">
        <text:list-item>
          <text:p text:style-name="P42">WifiManager</text:p>
        </text:list-item>
      </text:list>
      <text:p text:style-name="P13">/frameworks/base/wifi/java/android/net/wifi/WifiManager.java</text:p>
      <text:p text:style-name="P19"/>
      <text:p text:style-name="P21"><text:s/>public boolean startSoftAp(WifiConfiguration wifiConfig, boolean enabled) {</text:p>
      <text:p text:style-name="P21"><text:s text:c="8"/>//start: BBRY_ANDROID</text:p>
      <text:p text:style-name="P21"><text:s text:c="8"/>try {</text:p>
      <text:p text:style-name="P21"><text:s text:c="12"/>boolean safe = mService.getThermalSafety();</text:p>
      <text:p text:style-name="P21"><text:s text:c="12"/>if(! safe &amp;&amp; enabled){</text:p>
      <text:p text:style-name="P21"><text:s text:c="16"/>Log.i(TAG, "Can not start AP, thermal safe "+safe);</text:p>
      <text:p text:style-name="P21"><text:s text:c="16"/>return false;</text:p>
      <text:p text:style-name="P21"><text:s text:c="12"/>}else if(enabled){</text:p>
      <text:p text:style-name="P21"><text:s text:c="16"/>Log.d(TAG,"Thermal safe to start AP");</text:p>
      <text:p text:style-name="P21"><text:s text:c="12"/>}</text:p>
      <text:p text:style-name="P21"><text:s text:c="8"/>//try {</text:p>
      <text:p text:style-name="P21"/>
      <text:p text:style-name="P21"/>
      <text:p text:style-name="P21">1. <text:s text:c="6"/>Mercury /Krypton上action在我们这里的关键问题：</text:p>
      <text:p text:style-name="P21"><text:s text:c="8"/>// end: BBRY_ANDROID</text:p>
      <text:p text:style-name="P22"><text:s text:c="12"/>mService.setWifiApEnabled(wifiConfig, enabled);</text:p>
      <text:p text:style-name="P21"><text:s text:c="12"/>return true;</text:p>
      <text:p text:style-name="P21"><text:s text:c="8"/>} catch (RemoteException e) {</text:p>
      <text:p text:style-name="P21"><text:s text:c="12"/>throw e.rethrowFromSystemServer();</text:p>
      <text:p text:style-name="P21"><text:s text:c="8"/>}</text:p>
      <text:p text:style-name="P21"><text:s text:c="4"/>}</text:p>
      <text:p text:style-name="P13"/>
      <text:p text:style-name="P19">实现机制和上面ConnectivityManager相似，最终都是调用对应的service去开启对应的功能。实现的java类为<text:span text:style-name="T16">/frameworks/opt/net/wifi/service/java/com/android/server/wifi/WifiServiceImpl.java</text:span></text:p>
      <text:p text:style-name="P19"><text:s text:c="2"/></text:p>
      <text:list xml:id="list202253004238775" text:continue-numbering="true" text:style-name="WW8Num4">
        <text:list-item>
          <text:p text:style-name="P43">WifiServiceImpl</text:p>
        </text:list-item>
      </text:list>
      <text:p text:style-name="P24"><text:tab/>/frameworks/opt/net/wifi/service/java/com/android/server/wifi/WifiServiceImpl.java</text:p>
      <text:p text:style-name="P19"><text:span text:style-name="T21">在</text:span><text:span text:style-name="T20">setWifiApEnabled方法中调用</text:span></text:p>
      <text:p text:style-name="P22"><text:s/><text:tab/>mWifiController.obtainMessage(CMD_SET_AP, enabled ? 1 : 0, 0, wifiConfig).sendToTarget();</text:p>
      <text:p text:style-name="P12"/>
      <text:p text:style-name="P9"/>
      <text:list xml:id="list202251927340661" text:continue-numbering="true" text:style-name="WW8Num4">
        <text:list-item>
          <text:p text:style-name="P44">WifiController</text:p>
        </text:list-item>
      </text:list>
      <text:p text:style-name="P23"><text:tab/>/frameworks/opt/net/wifi/service/java/com/android/server/wifi/WifiController.java</text:p>
      <text:p text:style-name="P23"/>
      <text:p text:style-name="P19"><text:soft-page-break/><text:span text:style-name="T22">WifiController类继承自StateMachine 里面，采用的机制是android实现的状态机，它的创建和开启工作都在WifiServiceImpl</text:span><text:span text:style-name="T23">中。</text:span></text:p>
      <text:p text:style-name="P19"/>
      <text:p text:style-name="P25"/>
      <text:p text:style-name="P28"/>
      <text:p text:style-name="P47"/>
      <text:p text:style-name="P25"/>
      <text:p text:style-name="P19"/>
      <text:list xml:id="list202251788469878" text:continue-list="list202253303047074" text:style-name="WW8Num3">
        <text:list-item>
          <text:p text:style-name="P41">AT&amp;T需求模块</text:p>
        </text:list-item>
      </text:list>
      <text:list xml:id="list7608215436957141922" text:style-name="WW8Num5">
        <text:list-item>
          <text:p text:style-name="P30">HttpUtils.java（发送对应的网址去请求认证）</text:p>
        </text:list-item>
      </text:list>
      <text:p text:style-name="P16">/vendor/tct/source/apps/serviceEntitlement/src/com/app/serviceEntitlement/HttpUtils.java</text:p>
      <text:p text:style-name="P9"><text:span text:style-name="T17"><text:s text:c="4"/></text:span>在开启wifi，usb需要AT&amp;T的认证，到对应的网站去发起请求，根据返回的返回码做对应处理。</text:p>
      <text:list xml:id="list202252556690442" text:continue-numbering="true" text:style-name="WW8Num5">
        <text:list-item>
          <text:p text:style-name="P30">serviceEntitlementService.java</text:p>
        </text:list-item>
      </text:list>
      <text:p text:style-name="P16"/>
      <text:p text:style-name="P38">vendor/tct/source/apps/serviceEntitlement/src/com/app/serviceEntitlement/serviceEntitlementService.java</text:p>
      <text:p text:style-name="P16"/>
      <text:p text:style-name="P4">调用的地方为<text:span text:style-name="T17"> </text:span>checkPermission，最终在类entitlementHandle中的run方法中调用<text:span text:style-name="T19">checkPermission</text:span></text:p>
      <text:p text:style-name="P9">那么问题来了，entitlementHandle又是如何创建的呢？</text:p>
      <text:p text:style-name="P9">原来是在<text:span text:style-name="T17"> </text:span>TetherChangeReceiver中创建，TetherChangeReceiver是广播，专门来处理Tethering状态发生改变的事件，该广播注册在serviceEntitlementService的onCreate方法中？</text:p>
      <text:p text:style-name="P9">最为重要的部分，serviceEntitlementService又是如何启动的呢？</text:p>
      <text:p text:style-name="P9">通过查看/vendor/tct/source/apps/serviceEntitlement/AndroidManifest.xml文件，发现在该文件中注册了一个广播serviceEntitlementReceiver。</text:p>
      <text:p text:style-name="P9"/>
      <text:p text:style-name="P9">在serviceEntitlementReceiver.java中接收ACTION_BOOT_COMPLETED广播时，将开启服务serviceEntitlementService。</text:p>
      <text:p text:style-name="P9"/>
      <text:p text:style-name="P9">总结：</text:p>
      <text:list xml:id="list5045493386895665558" text:style-name="WW8Num6">
        <text:list-item>
          <text:p text:style-name="P31">在手机开机后，发出广播<text:span text:style-name="T1">ACTION_BOOT_COMPLETED</text:span>，<text:span text:style-name="T1">serviceEntitlementReceiver接收到该广播，</text:span>开启服务serviceEntitlementService。</text:p>
        </text:list-item>
        <text:list-item>
          <text:p text:style-name="P31">serviceEntitlementService的onCreate方法中注册广播TetherChangeReceiver，onDestroy方法中注销。</text:p>
        </text:list-item>
        <text:list-item>
          <text:p text:style-name="P31">TetherChangeReceiver中主要处理action为ACTION_SERVICE_ENTITLEMENT广播，最终创建entitlementHandle，并调用process方法，开启线程(<text:span text:style-name="T1">entitlementHandle实现了Runnable接口</text:span><text:span text:style-name="T16">)</text:span></text:p>
        </text:list-item>
        <text:list-item>
          <text:p text:style-name="P31"><text:span text:style-name="T1">entitlementHandle中的run方法调用</text:span>checkPermission，得到response，发送Intent(<text:span text:style-name="T24">ACTION_SERVICE_ENTITLEMENT_RESULT)</text:span></text:p>
        </text:list-item>
      </text:list>
      <text:p text:style-name="P5"/>
      <text:p text:style-name="P5"/>
      <text:list xml:id="list202253172272800" text:continue-list="list202251788469878" text:style-name="WW8Num3">
        <text:list-item>
          <text:p text:style-name="P41">serviceEntitlementService与Tethering模块交互</text:p>
        </text:list-item>
      </text:list>
      <text:p text:style-name="P9"/>
      <text:p text:style-name="P9"><text:span text:style-name="T17"><text:s text:c="4"/></text:span>通过两个类型Intent：</text:p>
      <text:p text:style-name="P17">ACTION_SERVICE_ENTITLEMENT</text:p>
      <text:p text:style-name="P17">ACTION_SERVICE_ENTITLEMENT_RESULT</text:p>
      <text:p text:style-name="P17"/>
      <text:p text:style-name="P6"/>
      <text:p text:style-name="P19"><text:span text:style-name="T11">第一个Intent发送的方法为</text:span>checkPermission，调用该方法的 tether，调用tether的方法为tetherMatchingInterfaces，最终调用的地方也是StateReceiver广播</text:p>
      <text:p text:style-name="P19"><text:span text:style-name="T11">第二个Intent接收的方法为</text:span>StateReceiver广播内接收。</text:p>
      <text:p text:style-name="P19"/>
      <text:p text:style-name="P19">总结：两个模块之间的通信机制使用的是android里面的广播，两个之间处理流程是在开启网络共享功能时，会发生状态的改变，StateReceiver专门接收这类型的广播，最终调用对应的方法去做验证。</text:p>
      <text:p text:style-name="P19"/>
      <text:list xml:id="list202251986336391" text:continue-numbering="true" text:style-name="WW8Num3">
        <text:list-item>
          <text:p text:style-name="P41"><text:soft-page-break/>Tethering选择Apn类型</text:p>
        </text:list-item>
      </text:list>
      <text:p text:style-name="P7"><text:span text:style-name="T17"><text:s text:c="4"/></text:span>Tethering构造方法中调用<text:span text:style-name="T17"> </text:span>updateConfiguration()去新建TetheringConfiguration对象,该对象保存分享配置的信息,其中有关apn选择的操作在<text:span text:style-name="T17"> </text:span>TetheringConfiguration的构造方法中.</text:p>
      <text:p text:style-name="P7"><text:span text:style-name="T17"><text:s text:c="4"/></text:span>通过checkDunRequired最终调用TelephonyManager类中的方法getTetherApnRequired.</text:p>
      <text:p text:style-name="P9"><text:span text:style-name="T4"><text:s text:c="4"/></text:span><text:span text:style-name="T1">在PhoneInterfaceManager中具体实现,调用phone.hasMatchedTetherApnSetting然后通过DcTracker对象的hasMatchedTetherApnSetting方法去获取有无DUN APN</text:span></text:p>
      <text:p text:style-name="P9"/>
      <text:p text:style-name="P26">当 StateReceiver广播接收器收到ConnectivityManager.CONNECTIVITY_ACTION广播时,调用handleConnectivityAction.</text:p>
      <text:p text:style-name="P19"><text:span text:style-name="T1">在handleConnectivityAction发出消息</text:span><text:span text:style-name="T20">mTetherMasterSM.sendMessage(TetherMasterSM.CMD_UPSTREAM_CHANGED)</text:span></text:p>
      <text:p text:style-name="P7">TetherModeAliveState中processMessage调用chooseUpstreamType.</text:p>
      <text:p text:style-name="P7">chooseUpstreamType中调用maybeUpdateConfiguration去更新TetheringConfiguration的信息,然后UpstreamNetworkMonitor中的selectPreferredUpstreamType根据传进来的参数选择网络类型去请求建立对应的网络.</text:p>
      <text:p text:style-name="P7"/>
      <text:p text:style-name="P7">具体实现在registerMobileNetworkRequest中,调用ConnectivityService中的requestNetwork去请求对应的网络</text:p>
      <text:p text:style-name="P8"/>
      <text:p text:style-name="P8">相关task：5558976</text:p>
      <text:p text:style-name="P8"/>
      <text:p text:style-name="P8"/>
      <text:p text:style-name="P33">分为两个部分：</text:p>
      <text:p text:style-name="P33"><text:a xlink:type="simple" xlink:href="http://opengrok.tcl-mobile.com/Athena/xref/frameworks/base/services/core/java/com/android/server/connectivity/Tethering.java"><text:span text:style-name="Teletype">Tethering</text:span></text:a><text:span text:style-name="Teletype">部分：</text:span></text:p>
      <text:p text:style-name="P34"><text:span text:style-name="Teletype">当打开tethering走到</text:span><text:span text:style-name="Teletype"><text:span text:style-name="T25">tether.java的tether方法，如果是</text:span></text:span></text:p>
      <text:p text:style-name="P34"/>
      <text:p text:style-name="P34"/>
      <text:p text:style-name="P35"><text:span text:style-name="Teletype"><text:span text:style-name="T2">调用checkPermission如果是ATT的卡，发送广播到</text:span></text:span><text:a xlink:type="simple" xlink:href="http://opengrok.tcl-mobile.com/Athena/xref/vendor/tct/source/apps/serviceEntitlement/src/com/app/serviceEntitlement/serviceEntitlementService.java"><text:span text:style-name="Teletype">serviceEntitlementService</text:span></text:a><text:span text:style-name="Teletype"><text:span text:style-name="T2">进行鉴权</text:span></text:span></text:p>
      <text:p text:style-name="P34"/>
      <text:p text:style-name="P48">返回结果广播<text:a xlink:type="simple" xlink:href="http://opengrok.tcl-mobile.com/Athena/xref/frameworks/base/services/core/java/com/android/server/connectivity/Tethering.java#ACTION_SERVICE_ENTITLEMENT_RESULT">ACTION_SERVICE_ENTITLEMENT_RESULT</text:a>，根据返回结果判断是否要继续打开热点</text:p>
      <text:p text:style-name="P48"/>
      <text:p text:style-name="P48"/>
      <text:p text:style-name="P48"/>
      <text:p text:style-name="P34"><text:a xlink:type="simple" xlink:href="http://opengrok.tcl-mobile.com/Athena/xref/vendor/tct/source/apps/serviceEntitlement/src/com/app/serviceEntitlement/serviceEntitlementService.java"><text:span text:style-name="Teletype">serviceEntitlementService</text:span></text:a><text:span text:style-name="Teletype">部分</text:span></text:p>
      <text:p text:style-name="P34"/>
      <text:p text:style-name="P36"><text:span text:style-name="Teletype"><text:span text:style-name="T3">开机广播，启动</text:span></text:span><text:a xlink:type="simple" xlink:href="http://opengrok.tcl-mobile.com/Athena/xref/vendor/tct/source/apps/serviceEntitlement/src/com/app/serviceEntitlement/serviceEntitlementService.java"><text:span text:style-name="Teletype">serviceEntitlementService</text:span></text:a></text:p>
      <text:p text:style-name="P36"/>
      <text:p text:style-name="P49"><text:a xlink:type="simple" xlink:href="http://opengrok.tcl-mobile.com/Athena/s?refs=ACTION_SERVICE_ENTITLEMENT&amp;project=vendor">ACTION_SERVICE_ENTITLEMENT</text:a><text:span text:style-name="Teletype"><text:span text:style-name="T3">广播，</text:span></text:span><text:bookmark text:name="processUsbHandle"/><text:a xlink:type="simple" xlink:href="http://opengrok.tcl-mobile.com/Athena/s?refs=processUsbHandle&amp;project=vendor">processXXXHandle</text:a>根据不同方式开启一个<text:a xlink:type="simple" xlink:href="http://opengrok.tcl-mobile.com/Athena/s?defs=TimerTask&amp;project=vendor">TimerTask</text:a></text:p>
      <text:p text:style-name="P49">每隔<text:span text:style-name="T26">4s查询数据状态，如果数据状态ok，则调用</text:span><text:a xlink:type="simple" xlink:href="http://opengrok.tcl-mobile.com/Athena/s?defs=entitlementHandle&amp;project=vendor">entitlementHandle</text:a> 的handle处理，发送Http请求进行鉴权，返回结果ok则发送广播<text:a xlink:type="simple" xlink:href="http://opengrok.tcl-mobile.com/Athena/xref/vendor/tct/source/apps/serviceEntitlement/src/com/app/serviceEntitlement/serviceEntitlementService.java#ACTION_SERVICE_ENTITLEMENT_RESULT">ACTION_SERVICE_ENTITLEMENT_RESULT</text:a>继续进行开启热点</text:p>
      <text:p text:style-name="P49"><text:span text:style-name="Teletype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, 'Arial Unicode MS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WW8Num1" style:class="text">
      <style:paragraph-properties>
        <style:tab-stops>
          <style:tab-stop style:position="0.3in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list-style-name="WW8Num2" style:class="text">
      <style:paragraph-properties fo:text-align="start" style:justify-single-word="false" fo:keep-with-next="always">
        <style:tab-stops>
          <style:tab-stop style:position="0in"/>
        </style:tab-stops>
      </style:paragraph-properties>
      <style:text-properties fo:font-size="14pt" fo:font-weight="bold" style:font-size-asian="14pt" style:font-weight-asian="bold"/>
    </style:style>
    <style:style style:name="HTML_20_Preformatted" style:display-name="HTML Preformatted" style:family="paragraph" style:parent-style-name="Standard">
      <style:paragraph-properties fo:text-align="start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family="宋体, SimSun" style:font-pitch="variable" fo:font-size="12pt" fo:language="en" fo:country="US" style:letter-kerning="true" style:font-name-asian="宋体" style:font-family-asian="宋体, SimSun" style:font-pitch-asian="variable" style:font-size-asian="12pt" style:language-asian="zh" style:country-asian="CN" style:font-name-complex="宋体" style:font-family-complex="宋体, SimSun" style:font-pitch-complex="variable" style:font-size-complex="12pt" style:language-complex="ar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5z0" style:family="text">
      <style:text-properties style:font-name="宋体" fo:font-family="宋体, SimSun" style:font-pitch="variable" fo:font-size="9pt" style:font-name-asian="宋体" style:font-family-asian="宋体, SimSun" style:font-pitch-asian="variable" style:font-size-asian="9pt" style:font-name-complex="宋体" style:font-family-complex="宋体, SimSun" style:font-pitch-complex="variable" style:font-size-complex="9pt"/>
    </style:style>
    <style:style style:name="WW8Num6z0" style:family="text">
      <style:text-properties fo:font-size="10pt" style:font-size-asian="10pt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text:style-name="WW8Num2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text:style-name="WW8Num2z4" style:num-suffix=")" style:num-format="a" style:num-letter-sync="true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text:style-name="WW8Num2z7" style:num-suffix=")" style:num-format="a" style:num-letter-sync="true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1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0:38:32.149058319</meta:creation-date>
    <dc:date>2019-04-11T20:22:51.464547594</dc:date>
    <meta:editing-duration>PT6H7M12S</meta:editing-duration>
    <meta:editing-cycles>83</meta:editing-cycles>
    <meta:generator>LibreOffice/4.2.8.2$Linux_X86_64 LibreOffice_project/420m0$Build-2</meta:generator>
    <meta:document-statistic meta:table-count="0" meta:image-count="0" meta:object-count="0" meta:page-count="5" meta:paragraph-count="162" meta:word-count="1582" meta:character-count="8593" meta:non-whitespace-character-count="7538"/>
  </office:meta>
</office:document-meta>
</file>